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53000001E829C85AA6FB7BCD5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 SemiCondensed" svg:font-family="'Noto Sans Devanagari SemiCondensed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.87cm" fo:min-width="1.6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0000" draw:opacity="3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635cm" svg:x="1cm" svg:y="9.652cm">
          <draw:image xlink:href="Pictures/1000000000000453000001E829C85AA6FB7BCD50.png" xlink:type="simple" xlink:show="embed" xlink:actuate="onLoad" draw:mime-type="image/png">
            <text:p/>
          </draw:image>
        </draw:frame>
        <draw:custom-shape draw:style-name="gr2" draw:text-style-name="P2" draw:layer="layout" svg:width="2.998cm" svg:height="2.998cm" svg:x="9.243cm" svg:y="15.8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 SemiCondensed" svg:font-family="'Noto Sans Devanagari SemiCondensed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 SemiCondensed" style:font-family-complex="'Noto Sans Devanagari Semi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1:21:50.286590804</meta:creation-date>
    <dc:date>2023-10-24T11:23:20.303520745</dc:date>
    <meta:editing-duration>PT1M30S</meta:editing-duration>
    <meta:editing-cycles>1</meta:editing-cycles>
    <meta:generator>LibreOffice/7.6.2.1$Linux_X86_64 LibreOffice_project/60$Build-1</meta:generator>
    <meta:document-statistic meta:object-count="2"/>
  </office:meta>
</office:document-meta>
</file>